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BF000005811CEDD518A5D4E838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252cm" fo:min-width="2.01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18cm" fo:min-width="1.602cm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none" draw:fill-color="#ffffff" fo:min-height="0.478cm"/>
    </style:style>
    <style:style style:name="gr4" style:family="graphic" style:parent-style-name="standard">
      <style:graphic-properties draw:stroke="none" draw:fill="none" draw:fill-color="#ffffff" fo:min-height="0.32cm"/>
    </style:style>
    <style:style style:name="gr5" style:family="graphic" style:parent-style-name="standard">
      <style:graphic-properties draw:stroke="none" draw:fill="none" draw:fill-color="#ffffff" fo:min-height="0.2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56cm" fo:min-width="0.476cm" fo:padding-top="0.009cm" fo:padding-bottom="0.009cm" fo:padding-left="0.009cm" fo:padding-right="0.00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1cm" fo:min-width="0.43cm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3.057cm" fo:min-width="8.745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Arial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Arial" fo:font-size="8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Arial" fo:font-size="6pt"/>
    </style:style>
    <style:style style:name="P7" style:family="paragraph">
      <style:text-properties style:font-name="Arial" fo:font-size="6pt" style:font-size-asian="6pt" style:font-size-complex="6pt"/>
    </style:style>
    <style:style style:name="P8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" fo:font-size="6pt" style:font-size-asian="8pt" style:font-size-complex="8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032cm" svg:height="1.27cm" svg:x="6.631cm" svg:y="3.507cm">
          <text:p text:style-name="P1"><text:span text:style-name="T1">Run</text:span></text:p>
          <text:p text:style-name="P1"><text:span text:style-name="T1">infer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0.151cm" svg:y="3.49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2.252cm" svg:y="3.49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4.352cm" svg:y="3.49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518cm" svg:height="0.478cm" svg:x="2.57cm" svg:y="3.906cm">
          <draw:text-box>
            <text:p><text:span text:style-name="T2">Convert to</text:span></text:p>
            <text:p><text:span text:style-name="T2">TensorFlow Lite</text:span></text:p>
          </draw:text-box>
        </draw:frame>
        <draw:frame draw:style-name="gr4" draw:text-style-name="P6" draw:layer="layout" svg:width="1.733cm" svg:height="0.32cm" svg:x="0.65cm" svg:y="4.003cm">
          <draw:text-box>
            <text:p><text:span text:style-name="T1">Train model</text:span></text:p>
          </draw:text-box>
        </draw:frame>
        <draw:frame draw:style-name="gr5" draw:text-style-name="P8" draw:layer="layout" svg:width="1.302cm" svg:height="0.24cm" svg:x="4.891cm" svg:y="4.017cm">
          <draw:text-box>
            <text:p text:style-name="P7"><text:span text:style-name="T2">Deploy model</text:span></text:p>
          </draw:text-box>
        </draw:frame>
        <draw:frame draw:style-name="gr6" draw:text-style-name="P9" draw:layer="layout" svg:width="1.754cm" svg:height="0.508cm" svg:x="0.481cm" svg:y="1.0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6" draw:text-style-name="P9" draw:layer="layout" svg:width="1.817cm" svg:height="0.406cm" svg:x="0.442cm" svg:y="1.8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6" draw:text-style-name="P9" draw:layer="layout" svg:width="1.394cm" svg:height="1.394cm" svg:x="2.897cm" svg:y="0.912cm">
          <draw:image xlink:href="Pictures/1000000000000264000002648F07135EFE2F109D.png" xlink:type="simple" xlink:show="embed" xlink:actuate="onLoad" loext:mime-type="image/png">
            <text:p/>
          </draw:image>
        </draw:frame>
        <draw:frame draw:style-name="gr6" draw:text-style-name="P9" draw:layer="layout" svg:width="3.81cm" svg:height="2.708cm" svg:x="4.926cm" svg:y="0.277cm">
          <draw:image xlink:href="Pictures/10000201000007BF000005811CEDD518A5D4E838.png" xlink:type="simple" xlink:show="embed" xlink:actuate="onLoad" loext:mime-type="image/png">
            <text:p/>
          </draw:image>
        </draw:frame>
        <draw:custom-shape draw:style-name="gr7" draw:text-style-name="P3" draw:layer="layout" svg:width="0.658cm" svg:height="0.546cm" svg:x="4.168cm" svg:y="1.3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0.658cm" svg:height="0.546cm" svg:x="2.369cm" svg:y="1.3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8.763cm" svg:height="3.075cm" svg:x="0.074cm" svg:y="0.0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0T03:37:20.576437560</dc:date>
    <meta:editing-duration>PT2H23M7S</meta:editing-duration>
    <meta:editing-cycles>22</meta:editing-cycles>
    <meta:document-statistic meta:object-count="14"/>
  </office:meta>
</office:document-meta>
</file>